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://localhost/hoadon/lookupinvoice/downloadinvoice/0100109106-997/1bf747e840356a789ce270b04bad1d83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1:35:22.627708376</meta:creation-date>
    <dc:date>2019-01-13T11:36:22.439489001</dc:date>
    <meta:editing-duration>PT1M</meta:editing-duration>
    <meta:editing-cycles>1</meta:editing-cycles>
    <meta:document-statistic meta:table-count="0" meta:image-count="0" meta:object-count="0" meta:page-count="1" meta:paragraph-count="1" meta:word-count="1" meta:character-count="106" meta:non-whitespace-character-count="106"/>
    <meta:generator>LibreOffice/6.1.2.1$Linux_X86_64 LibreOffice_project/10$Build-1</meta:generator>
  </office:meta>
</office:document-meta>
</file>